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fe7f5" draw:textarea-horizontal-align="justify" draw:textarea-vertical-align="middle" draw:auto-grow-height="false" fo:min-height="5.404cm" fo:min-width="3.893cm" draw:shadow="visible" draw:shadow-offset-x="0.203cm" draw:shadow-offset-y="0.203cm"/>
    </style:style>
    <style:style style:name="gr2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3" style:family="graphic" style:parent-style-name="objectwithoutfill">
      <style:graphic-properties svg:stroke-color="#000000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258cm"/>
    </style:style>
    <style:style style:name="gr5" style:family="graphic" style:parent-style-name="standard">
      <style:graphic-properties draw:stroke="none" svg:stroke-color="#000000" draw:fill="none" draw:fill-color="#ffffff" fo:min-height="0.41cm"/>
    </style:style>
    <style:style style:name="gr6" style:family="graphic" style:parent-style-name="standard">
      <style:graphic-properties draw:stroke="none" svg:stroke-color="#000000" draw:fill="none" draw:fill-color="#ffffff" fo:min-height="0.713cm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393cm" svg:height="5.654cm" svg:x="3.118cm" svg:y="2.347cm">
          <text:p text:style-name="P1"><text:span text:style-name="T1">LED </text:span><text:span text:style-name="T1">DRIV</text:span><text:span text:style-name="T1">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511cm" svg:y1="3.276cm" svg:x2="9.593cm" svg:y2="3.276cm">
          <text:p/>
        </draw:line>
        <draw:line draw:style-name="gr3" draw:text-style-name="P3" draw:layer="layout" svg:x1="8.245cm" svg:y1="2.895cm" svg:x2="8.906cm" svg:y2="3.556cm">
          <text:p/>
        </draw:line>
        <draw:frame draw:style-name="gr4" draw:text-style-name="P4" draw:layer="layout" svg:width="0.508cm" svg:height="0.645cm" svg:x="8.195cm" svg:y="3.151cm">
          <draw:text-box>
            <text:p><text:span text:style-name="T2">8</text:span></text:p>
          </draw:text-box>
        </draw:frame>
        <draw:line draw:style-name="gr2" draw:text-style-name="P3" draw:layer="layout" svg:x1="1.592cm" svg:y1="3.246cm" svg:x2="3.091cm" svg:y2="3.246cm">
          <text:p/>
        </draw:line>
        <draw:line draw:style-name="gr2" draw:text-style-name="P3" draw:layer="layout" svg:x1="1.592cm" svg:y1="3.946cm" svg:x2="3.091cm" svg:y2="3.946cm">
          <text:p/>
        </draw:line>
        <draw:line draw:style-name="gr3" draw:text-style-name="P3" draw:layer="layout" svg:x1="8.246cm" svg:y1="2.896cm" svg:x2="8.907cm" svg:y2="3.557cm">
          <text:p/>
        </draw:line>
        <draw:frame draw:style-name="gr4" draw:text-style-name="P4" draw:layer="layout" svg:width="0.508cm" svg:height="0.645cm" svg:x="1.796cm" svg:y="3.151cm">
          <draw:text-box>
            <text:p><text:span text:style-name="T2">8</text:span></text:p>
          </draw:text-box>
        </draw:frame>
        <draw:line draw:style-name="gr3" draw:text-style-name="P3" draw:layer="layout" svg:x1="1.847cm" svg:y1="2.896cm" svg:x2="2.508cm" svg:y2="3.557cm">
          <text:p/>
        </draw:line>
        <draw:frame draw:style-name="gr5" draw:text-style-name="P4" draw:layer="layout" svg:width="2.006cm" svg:height="0.66cm" svg:x="3.193cm" svg:y="2.946cm">
          <draw:text-box>
            <text:p><text:span text:style-name="T3">data_in</text:span></text:p>
          </draw:text-box>
        </draw:frame>
        <draw:frame draw:style-name="gr5" draw:text-style-name="P4" draw:layer="layout" svg:width="2.006cm" svg:height="0.66cm" svg:x="3.193cm" svg:y="3.546cm">
          <draw:text-box>
            <text:p><text:span text:style-name="T3">sel</text:span></text:p>
          </draw:text-box>
        </draw:frame>
        <draw:custom-shape draw:style-name="gr1" draw:text-style-name="P2" draw:layer="layout" svg:width="4.393cm" svg:height="5.654cm" svg:x="3.118cm" svg:y="9.449cm">
          <text:p text:style-name="P1"><text:span text:style-name="T4">S</text:span><text:span text:style-name="T4">W</text:span><text:span text:style-name="T4">IT</text:span><text:span text:style-name="T4">C</text:span><text:span text:style-name="T4">H </text:span><text:span text:style-name="T4">D</text:span><text:span text:style-name="T4">R</text:span><text:span text:style-name="T4">IV</text:span><text:span text:style-name="T4">E</text:span><text:span text:style-name="T4">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593cm" svg:y1="10.378cm" svg:x2="7.511cm" svg:y2="10.378cm">
          <text:p/>
        </draw:line>
        <draw:line draw:style-name="gr3" draw:text-style-name="P3" draw:layer="layout" svg:x1="8.245cm" svg:y1="9.997cm" svg:x2="8.906cm" svg:y2="10.658cm">
          <text:p/>
        </draw:line>
        <draw:frame draw:style-name="gr4" draw:text-style-name="P4" draw:layer="layout" svg:width="0.508cm" svg:height="0.645cm" svg:x="8.195cm" svg:y="10.253cm">
          <draw:text-box>
            <text:p><text:span text:style-name="T2">8</text:span></text:p>
          </draw:text-box>
        </draw:frame>
        <draw:line draw:style-name="gr2" draw:text-style-name="P3" draw:layer="layout" svg:x1="3.09cm" svg:y1="10.348cm" svg:x2="1.591cm" svg:y2="10.348cm">
          <text:p/>
        </draw:line>
        <draw:line draw:style-name="gr3" draw:text-style-name="P3" draw:layer="layout" svg:x1="8.246cm" svg:y1="9.998cm" svg:x2="8.907cm" svg:y2="10.659cm">
          <text:p/>
        </draw:line>
        <draw:frame draw:style-name="gr4" draw:text-style-name="P4" draw:layer="layout" svg:width="0.508cm" svg:height="0.645cm" svg:x="2.196cm" svg:y="10.253cm">
          <draw:text-box>
            <text:p><text:span text:style-name="T2">8</text:span></text:p>
          </draw:text-box>
        </draw:frame>
        <draw:line draw:style-name="gr3" draw:text-style-name="P3" draw:layer="layout" svg:x1="2.247cm" svg:y1="9.998cm" svg:x2="2.908cm" svg:y2="10.659cm">
          <text:p/>
        </draw:line>
        <draw:frame draw:style-name="gr5" draw:text-style-name="P4" draw:layer="layout" svg:width="2.006cm" svg:height="0.66cm" svg:x="3.193cm" svg:y="10.048cm">
          <draw:text-box>
            <text:p><text:span text:style-name="T3">kbd_o</text:span><text:span text:style-name="T3">ut</text:span></text:p>
          </draw:text-box>
        </draw:frame>
        <draw:frame draw:style-name="gr5" draw:text-style-name="P4" draw:layer="layout" svg:width="2.006cm" svg:height="0.66cm" svg:x="5.993cm" svg:y="2.946cm">
          <draw:text-box>
            <text:p><text:span text:style-name="T3">le</text:span><text:span text:style-name="T3">d_</text:span><text:span text:style-name="T3">ou</text:span><text:span text:style-name="T3">t</text:span></text:p>
          </draw:text-box>
        </draw:frame>
        <draw:frame draw:style-name="gr5" draw:text-style-name="P4" draw:layer="layout" svg:width="2.006cm" svg:height="0.66cm" svg:x="5.993cm" svg:y="10.048cm">
          <draw:text-box>
            <text:p><text:span text:style-name="T3">kb</text:span><text:span text:style-name="T3">d_</text:span><text:span text:style-name="T3">in</text:span></text:p>
          </draw:text-box>
        </draw:frame>
        <draw:custom-shape draw:style-name="gr1" draw:text-style-name="P2" draw:layer="layout" svg:width="4.393cm" svg:height="5.654cm" svg:x="3.119cm" svg:y="16.551cm">
          <text:p text:style-name="P1"><text:span text:style-name="T4">PUSH-BUTTON</text:span></text:p>
          <text:p text:style-name="P1"><text:span text:style-name="T4">DRIV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246cm" svg:y1="17.099cm" svg:x2="8.907cm" svg:y2="17.76cm">
          <text:p/>
        </draw:line>
        <draw:frame draw:style-name="gr4" draw:text-style-name="P4" draw:layer="layout" svg:width="0.508cm" svg:height="0.645cm" svg:x="8.196cm" svg:y="17.355cm">
          <draw:text-box>
            <text:p><text:span text:style-name="T2">4</text:span></text:p>
          </draw:text-box>
        </draw:frame>
        <draw:line draw:style-name="gr2" draw:text-style-name="P3" draw:layer="layout" svg:x1="3.091cm" svg:y1="17.45cm" svg:x2="1.592cm" svg:y2="17.45cm">
          <text:p/>
        </draw:line>
        <draw:line draw:style-name="gr3" draw:text-style-name="P3" draw:layer="layout" svg:x1="8.247cm" svg:y1="17.1cm" svg:x2="8.908cm" svg:y2="17.761cm">
          <text:p/>
        </draw:line>
        <draw:frame draw:style-name="gr4" draw:text-style-name="P4" draw:layer="layout" svg:width="0.508cm" svg:height="0.645cm" svg:x="2.197cm" svg:y="17.355cm">
          <draw:text-box>
            <text:p><text:span text:style-name="T2">4</text:span></text:p>
          </draw:text-box>
        </draw:frame>
        <draw:line draw:style-name="gr3" draw:text-style-name="P3" draw:layer="layout" svg:x1="2.248cm" svg:y1="17.1cm" svg:x2="2.909cm" svg:y2="17.761cm">
          <text:p/>
        </draw:line>
        <draw:frame draw:style-name="gr5" draw:text-style-name="P4" draw:layer="layout" svg:width="2.006cm" svg:height="0.66cm" svg:x="3.194cm" svg:y="17.15cm">
          <draw:text-box>
            <text:p><text:span text:style-name="T3">sw_out</text:span></text:p>
          </draw:text-box>
        </draw:frame>
        <draw:frame draw:style-name="gr5" draw:text-style-name="P4" draw:layer="layout" svg:width="2.006cm" svg:height="0.66cm" svg:x="5.994cm" svg:y="17.15cm">
          <draw:text-box>
            <text:p><text:span text:style-name="T3">sw_in</text:span></text:p>
          </draw:text-box>
        </draw:frame>
        <draw:line draw:style-name="gr2" draw:text-style-name="P3" draw:layer="layout" svg:x1="9.594cm" svg:y1="17.378cm" svg:x2="7.512cm" svg:y2="17.378cm">
          <text:p/>
        </draw:line>
        <draw:custom-shape draw:style-name="gr1" draw:text-style-name="P2" draw:layer="layout" svg:width="4.393cm" svg:height="5.654cm" svg:x="13.218cm" svg:y="2.349cm">
          <text:p text:style-name="P1"><text:span text:style-name="T5">SEQUENCER</text:span></text:p>
          <text:p text:style-name="P1"><text:span text:style-name="T5">LOOP</text:span></text:p>
          <text:p text:style-name="P1"><text:span text:style-name="T5">CONTROLL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7.611cm" svg:y1="3.278cm" svg:x2="19.693cm" svg:y2="3.278cm">
          <text:p/>
        </draw:line>
        <draw:line draw:style-name="gr2" draw:text-style-name="P3" draw:layer="layout" svg:x1="11.692cm" svg:y1="3.248cm" svg:x2="13.191cm" svg:y2="3.248cm">
          <text:p/>
        </draw:line>
        <draw:line draw:style-name="gr2" draw:text-style-name="P3" draw:layer="layout" svg:x1="11.692cm" svg:y1="3.948cm" svg:x2="13.191cm" svg:y2="3.948cm">
          <text:p/>
        </draw:line>
        <draw:frame draw:style-name="gr4" draw:text-style-name="P4" draw:layer="layout" svg:width="0.508cm" svg:height="0.645cm" svg:x="11.896cm" svg:y="3.153cm">
          <draw:text-box>
            <text:p><text:span text:style-name="T2">8</text:span></text:p>
          </draw:text-box>
        </draw:frame>
        <draw:line draw:style-name="gr3" draw:text-style-name="P3" draw:layer="layout" svg:x1="11.947cm" svg:y1="2.898cm" svg:x2="12.608cm" svg:y2="3.559cm">
          <text:p/>
        </draw:line>
        <draw:frame draw:style-name="gr5" draw:text-style-name="P4" draw:layer="layout" svg:width="2.006cm" svg:height="0.66cm" svg:x="13.293cm" svg:y="2.948cm">
          <draw:text-box>
            <text:p><text:span text:style-name="T3">loop_freq</text:span></text:p>
          </draw:text-box>
        </draw:frame>
        <draw:frame draw:style-name="gr6" draw:text-style-name="P5" draw:layer="layout" svg:width="2.489cm" svg:height="0.963cm" svg:x="13.293cm" svg:y="3.548cm">
          <draw:text-box>
            <text:p><text:span text:style-name="T3">sound_freq</text:span></text:p>
          </draw:text-box>
        </draw:frame>
        <draw:frame draw:style-name="gr5" draw:text-style-name="P4" draw:layer="layout" svg:width="2.006cm" svg:height="0.66cm" svg:x="16.093cm" svg:y="2.948cm">
          <draw:text-box>
            <text:p><text:span text:style-name="T3">snd_out</text:span></text:p>
          </draw:text-box>
        </draw:frame>
        <draw:line draw:style-name="gr2" draw:text-style-name="P3" draw:layer="layout" svg:x1="11.692cm" svg:y1="6.949cm" svg:x2="13.191cm" svg:y2="6.949cm">
          <text:p/>
        </draw:line>
        <draw:frame draw:style-name="gr6" draw:text-style-name="P5" draw:layer="layout" svg:width="2.489cm" svg:height="0.963cm" svg:x="13.293cm" svg:y="6.549cm">
          <draw:text-box>
            <text:p><text:span text:style-name="T3">sel_loop</text:span></text:p>
          </draw:text-box>
        </draw:frame>
        <draw:line draw:style-name="gr2" draw:text-style-name="P3" draw:layer="layout" svg:x1="11.692cm" svg:y1="7.55cm" svg:x2="13.191cm" svg:y2="7.55cm">
          <text:p/>
        </draw:line>
        <draw:frame draw:style-name="gr6" draw:text-style-name="P5" draw:layer="layout" svg:width="2.489cm" svg:height="0.963cm" svg:x="13.293cm" svg:y="7.15cm">
          <draw:text-box>
            <text:p><text:span text:style-name="T3">sel_snd</text:span></text:p>
          </draw:text-box>
        </draw:frame>
        <draw:line draw:style-name="gr2" draw:text-style-name="P3" draw:layer="layout" svg:x1="1.592cm" svg:y1="11.146cm" svg:x2="3.091cm" svg:y2="11.146cm">
          <text:p/>
        </draw:line>
        <draw:frame draw:style-name="gr5" draw:text-style-name="P4" draw:layer="layout" svg:width="2.006cm" svg:height="0.66cm" svg:x="3.193cm" svg:y="10.746cm">
          <draw:text-box>
            <text:p><text:span text:style-name="T3">sel</text:span></text:p>
          </draw:text-box>
        </draw:frame>
        <draw:line draw:style-name="gr2" draw:text-style-name="P3" draw:layer="layout" svg:x1="1.592cm" svg:y1="18.246cm" svg:x2="3.091cm" svg:y2="18.246cm">
          <text:p/>
        </draw:line>
        <draw:frame draw:style-name="gr5" draw:text-style-name="P4" draw:layer="layout" svg:width="2.006cm" svg:height="0.66cm" svg:x="3.193cm" svg:y="17.846cm">
          <draw:text-box>
            <text:p><text:span text:style-name="T3">s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0T18:19:06.024058431</meta:creation-date>
    <dc:date>2019-10-20T18:31:45.269956794</dc:date>
    <meta:editing-duration>PT2M</meta:editing-duration>
    <meta:editing-cycles>1</meta:editing-cycles>
    <meta:document-statistic meta:object-count="49"/>
    <meta:generator>LibreOffice/6.2.7.1$Linux_X86_64 LibreOffice_project/20$Build-1</meta:generator>
  </office:meta>
</office:document-meta>
</file>